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Generator.setup( SourceResolver resolver , Map objectModel , String src , Parameters p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oduleGenerato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uleGene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Generator.createProperty( AttributesImpl 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oduleGenerator.gener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